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ene 1</text:p>
      <text:p text:style-name="Standard"/>
      <text:p text:style-name="Standard">100 Guard at gate – You can not enter here</text:p>
      <text:p text:style-name="Standard">Reply – close only</text:p>
      <text:p text:style-name="Standard">101 Guard at bell first time – This bell is for emergencies only</text:p>
      <text:p text:style-name="Standard">Reply – close only</text:p>
      <text:p text:style-name="Standard">102 Guard at bell second time – This bell is for emergencies only. Stop wasting my time or I shall have to throw you in the dungeons.</text:p>
      <text:p text:style-name="Standard">Reply – close only</text:p>
      <text:p text:style-name="Standard">103 Guard at bell third time – That's it you are going to the dungeon.</text:p>
      <text:p text:style-name="Standard">Reply – close 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lary Blower</meta:initial-creator>
    <meta:creation-date>2015-11-20T14:36:32.90</meta:creation-date>
    <meta:generator>OpenOffice/4.1.1$Win32 OpenOffice.org_project/411m6$Build-9775</meta:generator>
    <dc:date>2015-11-20T16:55:52.20</dc:date>
    <dc:creator>Hilary Blower</dc:creator>
    <meta:editing-duration>PT2H19M20S</meta:editing-duration>
    <meta:editing-cycles>3</meta:editing-cycles>
    <meta:document-statistic meta:table-count="0" meta:image-count="0" meta:object-count="0" meta:page-count="1" meta:paragraph-count="9" meta:word-count="83" meta:character-count="388"/>
  </office:meta>
</office:document-meta>
</file>